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48.632cm" table:align="margins"/>
    </style:style>
    <style:style style:name="Table2.A" style:family="table-column">
      <style:table-column-properties style:column-width="3.747cm" style:rel-column-width="5049*"/>
    </style:style>
    <style:style style:name="Table2.B" style:family="table-column">
      <style:table-column-properties style:column-width="6.232cm" style:rel-column-width="8397*"/>
    </style:style>
    <style:style style:name="Table2.C" style:family="table-column">
      <style:table-column-properties style:column-width="38.654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48.632cm" table:align="margins"/>
    </style:style>
    <style:style style:name="Table3.A" style:family="table-column">
      <style:table-column-properties style:column-width="4.99cm" style:rel-column-width="6724*"/>
    </style:style>
    <style:style style:name="Table3.B" style:family="table-column">
      <style:table-column-properties style:column-width="4.942cm" style:rel-column-width="6661*"/>
    </style:style>
    <style:style style:name="Table3.C" style:family="table-column">
      <style:table-column-properties style:column-width="38.7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48.632cm" table:align="margins"/>
    </style:style>
    <style:style style:name="Table4.A" style:family="table-column">
      <style:table-column-properties style:column-width="4.928cm" style:rel-column-width="6641*"/>
    </style:style>
    <style:style style:name="Table4.B" style:family="table-column">
      <style:table-column-properties style:column-width="3.037cm" style:rel-column-width="4093*"/>
    </style:style>
    <style:style style:name="Table4.C" style:family="table-column">
      <style:table-column-properties style:column-width="38.042cm" style:rel-column-width="51264*"/>
    </style:style>
    <style:style style:name="Table4.D" style:family="table-column">
      <style:table-column-properties style:column-width="2.625cm" style:rel-column-width="3537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48.632cm" table:align="margins"/>
    </style:style>
    <style:style style:name="Table1.A" style:family="table-column">
      <style:table-column-properties style:column-width="6.05cm" style:rel-column-width="8153*"/>
    </style:style>
    <style:style style:name="Table1.B" style:family="table-column">
      <style:table-column-properties style:column-width="3.757cm" style:rel-column-width="5064*"/>
    </style:style>
    <style:style style:name="Table1.C" style:family="table-column">
      <style:table-column-properties style:column-width="6.83cm" style:rel-column-width="9203*"/>
    </style:style>
    <style:style style:name="Table1.D" style:family="table-column">
      <style:table-column-properties style:column-width="27.725cm" style:rel-column-width="37360*"/>
    </style:style>
    <style:style style:name="Table1.E" style:family="table-column">
      <style:table-column-properties style:column-width="1.873cm" style:rel-column-width="2525*"/>
    </style:style>
    <style:style style:name="Table1.F" style:family="table-column">
      <style:table-column-properties style:column-width="2.397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5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1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2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3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5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6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8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9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30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1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2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3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4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5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6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7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8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9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40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1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2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3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4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5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6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8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9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0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1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2" style:family="paragraph" style:parent-style-name="Table_20_Contents">
      <style:text-properties style:font-name="Arial" fo:font-size="12pt" style:font-size-asian="12pt" style:font-size-complex="12pt"/>
    </style:style>
    <style:style style:name="P53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4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5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8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9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0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1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2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3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4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5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6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7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8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9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70" style:family="paragraph" style:parent-style-name="Table_20_Contents">
      <style:text-properties style:font-name="Arial" fo:font-size="12pt" officeooo:rsid="006f7207" officeooo:paragraph-rsid="006f7207" style:font-size-asian="12pt" style:font-size-complex="12pt"/>
    </style:style>
    <style:style style:name="P71" style:family="paragraph" style:parent-style-name="Standard">
      <style:text-properties style:font-name="Arial" fo:font-size="12pt" officeooo:rsid="007205a9" officeooo:paragraph-rsid="007205a9" style:font-size-asian="12pt" style:font-size-complex="12pt"/>
    </style:style>
    <style:style style:name="P72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73" style:family="paragraph" style:parent-style-name="Preformatted_20_Text">
      <style:text-properties officeooo:paragraph-rsid="0070ec44"/>
    </style:style>
    <style:style style:name="P74" style:family="paragraph" style:parent-style-name="Preformatted_20_Text">
      <style:text-properties officeooo:paragraph-rsid="0073832a"/>
    </style:style>
    <style:style style:name="P75" style:family="paragraph" style:parent-style-name="Standard">
      <style:text-properties style:font-name="Arial" fo:font-size="12pt" officeooo:rsid="007470c0" officeooo:paragraph-rsid="007470c0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8fb81"/>
    </style:style>
    <style:style style:name="T4" style:family="text">
      <style:text-properties officeooo:rsid="0039d865"/>
    </style:style>
    <style:style style:name="T5" style:family="text">
      <style:text-properties officeooo:rsid="003c9156"/>
    </style:style>
    <style:style style:name="T6" style:family="text">
      <style:text-properties officeooo:rsid="00446271"/>
    </style:style>
    <style:style style:name="T7" style:family="text">
      <style:text-properties officeooo:rsid="004656cd"/>
    </style:style>
    <style:style style:name="T8" style:family="text">
      <style:text-properties officeooo:rsid="0058458f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70ec44" style:font-size-asian="12pt" style:font-size-complex="12pt"/>
    </style:style>
    <style:style style:name="T11" style:family="text">
      <style:text-properties officeooo:rsid="005f1276"/>
    </style:style>
    <style:style style:name="T12" style:family="text">
      <style:text-properties officeooo:rsid="00693d5d"/>
    </style:style>
    <style:style style:name="T13" style:family="text">
      <style:text-properties officeooo:rsid="006c1016"/>
    </style:style>
    <style:style style:name="T14" style:family="text">
      <style:text-properties officeooo:rsid="006c2984"/>
    </style:style>
    <style:style style:name="T15" style:family="text">
      <style:text-properties officeooo:rsid="006cd72a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70ec44" style:font-size-asian="12pt" style:font-size-complex="12pt"/>
    </style:style>
    <style:style style:name="T18" style:family="text">
      <style:text-properties fo:font-size="12pt" officeooo:rsid="0073832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Homelab</text:p>
      <text:p text:style-name="P16"/>
      <text:p text:style-name="P2"><text:span text:style-name="Source_20_Text"><text:span text:style-name="T9"/>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1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5">linux</text:p>
            <text:p text:style-name="P71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26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0"/>
          </table:table-cell>
          <table:table-cell table:style-name="Table2.C2" office:value-type="string">
            <text:p text:style-name="P1"><text:span text:style-name="Source_20_Text"><text:span text:style-name="T16"/></text:span></text:p>
            <text:p text:style-name="P1"><text:span text:style-name="Source_20_Text"><text:span text:style-name="T9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Virtualbox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3">dhcpd</text:p>
          </table:table-cell>
          <table:table-cell table:style-name="Table2.C2" office:value-type="string">
            <text:p text:style-name="P11">Adaptor 10.0.0.1, 255.0.0.0</text:p>
            <text:p text:style-name="P11">dhcp server 10.0.0.2 min 10.0.0.3 max 10.254.254.254</text:p>
            <text:p text:style-name="P14">uses previous or default if incorrectly configured</text:p>
          </table:table-cell>
        </table:table-row>
      </table:table>
      <text:p text:style-name="P17"/>
      <text:p text:style-name="P16"/>
      <text:p text:style-name="P16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1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<text:span text:style-name="T13">13</text:span></text:p>
          </table:table-cell>
          <table:table-cell table:style-name="Table3.A2" office:value-type="string">
            <text:p text:style-name="P5">192.168.1.1<text:span text:style-name="T13">0</text:span></text:p>
          </table:table-cell>
          <table:table-cell table:style-name="Table3.A1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4">testbox<text:span text:style-name="T13">13</text:span></text:p>
          </table:table-cell>
          <table:table-cell table:style-name="Table3.A3" office:value-type="string">
            <text:p text:style-name="P5">192.168.1.1<text:span text:style-name="T12">2</text:span></text:p>
          </table:table-cell>
          <table:table-cell table:style-name="Table3.C3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68">livebox<text:span text:style-name="T13">13</text:span></text:p>
          </table:table-cell>
          <table:table-cell table:style-name="Table3.A3" office:value-type="string">
            <text:p text:style-name="P6">192.168.1.1<text:span text:style-name="T12">2</text:span></text:p>
          </table:table-cell>
          <table:table-cell table:style-name="Table3.C3" office:value-type="string">
            <text:p text:style-name="P15"/>
          </table:table-cell>
        </table:table-row>
      </table:table>
      <text:p text:style-name="P17"/>
      <text:p text:style-name="P17"/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3">Ideas - <text:span text:style-name="T11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networking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24">status</text:p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virtio</text:p>
          </table:table-cell>
          <table:table-cell table:style-name="Table4.A2" office:value-type="string">
            <text:p text:style-name="P30">Benchmark virto to virtio, jail to jail, vm to vm , <text:span text:style-name="T1">bonded virtio?</text:span>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7">iperf<text:span text:style-name="T8">3</text:span></text:p>
          </table:table-cell>
          <table:table-cell table:style-name="Table4.A2" office:value-type="string">
            <text:p text:style-name="P47">Network benchmark/testing </text:p>
            <text:p text:style-name="P48">1. internal network</text:p>
            <text:p text:style-name="P48">2. one card</text:p>
            <text:p text:style-name="P48">3. bonded cards</text:p>
            <text:p text:style-name="P48">4. different settings</text:p>
            <text:p text:style-name="P48"/>
            <text:p text:style-name="P48">iperf3 -c 10.0.0.11</text:p>
            <text:p text:style-name="P48">iperf3 -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9"><text:span text:style-name="T15">Ip </text:span>alias</text:p>
          </table:table-cell>
          <table:table-cell table:style-name="Table4.A2" office:value-type="string">
            <text:p text:style-name="P49">How many network alias on a network card? <text:span text:style-name="T14">How does it work?</text:span></text:p>
            <text:p text:style-name="P49">https://en.wikipedia.org/wiki/IP_aliasing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1">storage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??</text:p>
          </table:table-cell>
          <table:table-cell table:style-name="Table4.A2" office:value-type="string">
            <text:p text:style-name="P50">Test all file system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usb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51">usb3</text:p>
          </table:table-cell>
          <table:table-cell table:style-name="Table4.A2" office:value-type="string">
            <text:p text:style-name="P51">How many devices can be attached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66">boot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66">ram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46"/>
          </table:table-cell>
        </table:table-row>
      </table:table>
      <text:p text:style-name="P18"/>
      <text:p text:style-name="P17"/>
      <text:p text:style-name="P17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5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2" office:value-type="string">
            <text:p text:style-name="P32">Application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>statu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bg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hcp(v6)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n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f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m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r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ld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g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qt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n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spf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o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nc/rp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s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m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nm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sh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elne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ls/ssl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xm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Transpor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t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u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dc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sc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rsv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qui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Interne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4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cm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n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en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pse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>link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table:number-rows-spanned="11" office:value-type="string">
            <text:p text:style-name="P41"/>
          </table:table-cell>
          <table:table-cell table:style-name="Table1.A2" table:number-rows-spanned="7" office:value-type="string">
            <text:p text:style-name="P28">arp</text:p>
          </table:table-cell>
          <table:table-cell table:style-name="Table1.A2" office:value-type="string">
            <text:p text:style-name="P53">How does it work:</text:p>
            <text:p text:style-name="P69"/>
          </table:table-cell>
          <table:table-cell table:style-name="Table1.A2" table:number-columns-spanned="2" office:value-type="string">
            <text:p text:style-name="P54">In a network its possible that the same mac address is used, how to detect</text:p>
            <text:p text:style-name="P55">Without an ip address, arp packets cant be sent? <text:span text:style-name="T2">Lowest <text:s/>level, data is sent using mac address details</text:span></text:p>
            <text:p text:style-name="P56">ping uses arp </text:p>
            <text:p text:style-name="P57">can have duplicate mac addesses and ips (arp watch) <text:span text:style-name="T5">DMAD request</text:span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3">How is it configured: </text:p>
          </table:table-cell>
          <table:table-cell table:style-name="Table1.A2" table:number-columns-spanned="2" office:value-type="string">
            <text:p text:style-name="P58"/>
          </table:table-cell>
          <table:covered-table-cell/>
          <table:table-cell table:style-name="Table1.F2" office:value-type="string">
            <text:p text:style-name="P5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Benchmarks:</text:p>
          </table:table-cell>
          <table:table-cell table:style-name="Table1.A2" table:number-columns-spanned="2" office:value-type="string">
            <text:p text:style-name="P59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How to test/bugs:</text:p>
          </table:table-cell>
          <table:table-cell table:style-name="Table1.A2" table:number-columns-spanned="2" office:value-type="string">
            <text:p text:style-name="P60">‘<text:span text:style-name="T6">a</text:span>rping’ from the ports</text:p>
            <text:p text:style-name="P60">‘<text:span text:style-name="T7">scapy’ with ‘python’</text:span></text:p>
            <text:p text:style-name="P61">create a ‘10.x.x.x’ network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2">References:</text:p>
            <text:p text:style-name="P43"/>
            <text:p text:style-name="P42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9">https://en.wikipedia.org/wiki/Address_Resolution_Protocol</text:span></text:a></text:p>
            <text:p text:style-name="P63">rarp was replaced by bootp <text:span text:style-name="T3">and dhcp, it is not used now. </text:span><text:span text:style-name="T4">Rarp needed a server on each network</text:span></text:p>
            <text:p text:style-name="P64">it is vunerable to ‘man in the middle’ attacks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4">Notes:</text:p>
          </table:table-cell>
          <table:table-cell table:style-name="Table1.A2" table:number-columns-spanned="2" office:value-type="string">
            <text:p text:style-name="P44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table:number-columns-spanned="2" office:value-type="string">
            <text:p text:style-name="P52"><text:s/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tunnel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p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ma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2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8T19:44:00.887000000</dc:date>
    <meta:editing-duration>P1DT2H32M22S</meta:editing-duration>
    <meta:editing-cycles>88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109" meta:word-count="259" meta:character-count="1537" meta:non-whitespace-character-count="1376"/>
  </office:meta>
</office:document-meta>
</file>